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ヒラギノ角ゴ Pro W3" svg:font-family="'ヒラギノ角ゴ Pro W3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000000" presentation:display-footer="false" presentation:display-page-number="false" presentation:display-date-time="false" smil:type="dissolve"/>
    </style: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7.408cm" fo:min-width="19.615cm" fo:padding-top="0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8.608cm" fo:min-width="19.615cm" fo:padding-top="0cm" fo:padding-bottom="0cm" fo:padding-left="0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8.608cm" fo:min-width="19.615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8.608cm" fo:min-width="19.615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8.608cm" fo:min-width="19.615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7.408cm" fo:min-width="19.615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623cm" fo:min-width="0cm" fo:padding-top="0.106cm" fo:padding-bottom="0.106cm" fo:padding-left="0.106cm" fo:padding-right="0.106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right" draw:textarea-vertical-align="bottom" fo:min-height="0.738cm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outline1">
      <style:graphic-properties draw:stroke="none" draw:fill="none" draw:fill-color="#ffffff" draw:textarea-horizontal-align="right" draw:textarea-vertical-align="bottom" draw:auto-grow-height="false" draw:auto-grow-width="false" draw:fit-to-size="shrink-to-fit" fo:min-height="0.777cm" fo:min-width="0cm" fo:padding-top="0.106cm" fo:padding-bottom="0.106cm" fo:padding-left="0.106cm" fo:padding-right="0.106cm" fo:wrap-option="wrap" draw:shadow-color="#808080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text-properties fo:color="#ffffff" style:font-name="Arial Narrow"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P4" style:family="paragraph">
      <style:paragraph-properties fo:margin-left="0.754cm" fo:margin-right="0cm" fo:line-height="100%" fo:text-indent="-0.754cm"/>
    </style:style>
    <style:style style:name="P5" style:family="paragraph">
      <loext:graphic-properties draw:fill="none" draw:fill-color="#ffffff"/>
      <style:paragraph-properties fo:margin-left="0.754cm" fo:margin-right="0cm" fo:line-height="100%" fo:text-indent="-0.754cm"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211cm" fo:line-height="90%" fo:text-align="end" fo:text-indent="0cm"/>
    </style:style>
    <style:style style:name="T1" style:family="text">
      <style:text-properties fo:color="#ffffff" style:font-name="Arial Narrow" fo:font-size="28pt" style:font-name-asian="Arial Narrow" style:font-size-asian="28pt" style:font-name-complex="Arial Narrow" style:font-size-complex="28pt"/>
    </style:style>
    <style:style style:name="T2" style:family="text">
      <style:text-properties fo:color="#ffffff" style:font-name="Arial Narrow" fo:font-size="30pt" fo:font-weight="bold" style:font-name-asian="Arial Narrow" style:font-size-asian="30pt" style:font-weight-asian="bold" style:font-name-complex="Arial Narrow" style:font-size-complex="30pt" style:font-weight-complex="bold"/>
    </style:style>
    <style:style style:name="T3" style:family="text">
      <style:text-properties fo:color="#ffffff" style:font-name="Arial Narrow" fo:font-size="12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4" style:family="text">
      <style:text-properties fo:color="#ffffff" style:font-name="Arial Narrow" fo:font-size="30pt" fo:language="en" fo:country="US" fo:font-weight="bold" style:font-name-asian="Arial Narrow" style:font-size-asian="30pt" style:language-asian="en" style:country-asian="US" style:font-weight-asian="bold" style:font-name-complex="Arial Narrow" style:font-size-complex="30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</office:automatic-styles>
  <office:body>
    <office:presentation>
      <draw:page draw:name="What Wondrous Love is This " draw:style-name="dp1" draw:master-page-name="Default" presentation:presentation-page-layout-name="AL1T1">
        <draw:frame presentation:style-name="pr1" draw:text-style-name="P2" draw:layer="layout" svg:width="24.906cm" svg:height="1.834cm" svg:x="1.658cm" svg:y="0cm" presentation:class="title" presentation:user-transformed="true">
          <draw:text-box>
            <text:list text:style-name="L1">
              <text:list-header>
                <text:p text:style-name="P1"><text:span text:style-name="T1">What Wondrous Love is This </text:span></text:p>
              </text:list-header>
            </text:list>
          </draw:text-box>
        </draw:frame>
        <draw:frame presentation:style-name="pr2" draw:text-style-name="P3" draw:layer="layout" svg:width="21.484cm" svg:height="0.988cm" svg:x="5.115cm" svg:y="12.559cm" presentation:class="outline" presentation:placeholder="true" presentation:user-transformed="true">
          <draw:text-box/>
        </draw:frame>
        <draw:custom-shape draw:style-name="gr1" draw:text-style-name="P5" draw:layer="layout" svg:width="19.615cm" svg:height="7.408cm" svg:x="4.855cm" svg:y="2.218cm">
          <text:list text:style-name="L1">
            <text:list-header>
              <text:p text:style-name="P4"><text:span text:style-name="T2">What wondrous love is this, </text:span><text:span text:style-name="T2"><text:line-break/></text:span><text:span text:style-name="T2">O my soul, O my soul, </text:span><text:span text:style-name="T2"><text:line-break/></text:span><text:span text:style-name="T2">what wondrous love is this, O my soul! </text:span></text:p>
              <text:p text:style-name="P4"><text:span text:style-name="T2"/></text:p>
              <text:p text:style-name="P4"><text:span text:style-name="T2"/></text:p>
              <text:p text:style-name="P4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xml:id="id1" draw:id="id1">
        <draw:frame presentation:style-name="pr1" draw:text-style-name="P2" draw:layer="layout" svg:width="24.906cm" svg:height="1.834cm" svg:x="1.658cm" svg:y="0cm" presentation:class="title" presentation:user-transformed="true">
          <draw:text-box>
            <text:list text:style-name="L1">
              <text:list-header>
                <text:p text:style-name="P1"><text:span text:style-name="T1">What Wondrous Love is This </text:span></text:p>
              </text:list-header>
            </text:list>
          </draw:text-box>
        </draw:frame>
        <draw:frame presentation:style-name="pr2" draw:text-style-name="P3" draw:layer="layout" svg:width="21.484cm" svg:height="0.988cm" svg:x="5.115cm" svg:y="12.559cm" presentation:class="outline" presentation:placeholder="true" presentation:user-transformed="true">
          <draw:text-box/>
        </draw:frame>
        <draw:custom-shape draw:style-name="gr3" draw:text-style-name="P5" draw:layer="layout" svg:width="19.615cm" svg:height="8.608cm" svg:x="4.855cm" svg:y="2.218cm">
          <text:list text:style-name="L1">
            <text:list-header>
              <text:p text:style-name="P4"><text:span text:style-name="T2">What wondrous love is this </text:span><text:span text:style-name="T2"><text:line-break/></text:span><text:span text:style-name="T2">that caused the Lord of bliss </text:span><text:span text:style-name="T2"><text:line-break/></text:span><text:span text:style-name="T2">to bear the dreadful curse </text:span><text:span text:style-name="T2"><text:line-break/></text:span><text:span text:style-name="T2">for my soul, for my soul, </text:span><text:span text:style-name="T2"><text:line-break/></text:span><text:span text:style-name="T2">to bear the dreadful curse for my soul! </text:span></text:p>
              <text:p text:style-name="P4"><text:span text:style-name="T2"/></text:p>
              <text:p text:style-name="P4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</anim:par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xml:id="id2" draw:id="id2">
        <draw:frame presentation:style-name="pr1" draw:text-style-name="P2" draw:layer="layout" svg:width="24.906cm" svg:height="1.834cm" svg:x="1.658cm" svg:y="0cm" presentation:class="title" presentation:user-transformed="true">
          <draw:text-box>
            <text:list text:style-name="L1">
              <text:list-header>
                <text:p text:style-name="P1"><text:span text:style-name="T1">What Wondrous Love is This </text:span></text:p>
              </text:list-header>
            </text:list>
          </draw:text-box>
        </draw:frame>
        <draw:frame presentation:style-name="pr2" draw:text-style-name="P3" draw:layer="layout" svg:width="21.484cm" svg:height="0.988cm" svg:x="5.115cm" svg:y="12.559cm" presentation:class="outline" presentation:placeholder="true" presentation:user-transformed="true">
          <draw:text-box/>
        </draw:frame>
        <draw:custom-shape draw:style-name="gr4" draw:text-style-name="P5" draw:layer="layout" svg:width="19.615cm" svg:height="8.608cm" svg:x="4.855cm" svg:y="2.218cm">
          <text:list text:style-name="L1">
            <text:list-header>
              <text:p text:style-name="P4"><text:span text:style-name="T2">To God and to the Lamb, </text:span><text:span text:style-name="T2"><text:line-break/></text:span><text:span text:style-name="T2">I will sing, I will sing, </text:span></text:p>
              <text:p text:style-name="P4"><text:span text:style-name="T2">to God and to the Lamb, </text:span><text:span text:style-name="T2"><text:line-break/></text:span><text:span text:style-name="T2">I will sing; </text:span></text:p>
              <text:p text:style-name="P4"><text:span text:style-name="T2"/></text:p>
              <text:p text:style-name="P4"><text:span text:style-name="T2"/></text:p>
              <text:p text:style-name="P4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1s" smil:type="dissolve"/>
          </anim:par>
        </anim:par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xml:id="id3" draw:id="id3">
        <draw:frame presentation:style-name="pr1" draw:text-style-name="P2" draw:layer="layout" svg:width="24.906cm" svg:height="1.834cm" svg:x="1.658cm" svg:y="0cm" presentation:class="title" presentation:user-transformed="true">
          <draw:text-box>
            <text:list text:style-name="L1">
              <text:list-header>
                <text:p text:style-name="P1"><text:span text:style-name="T1">What Wondrous Love is This </text:span></text:p>
              </text:list-header>
            </text:list>
          </draw:text-box>
        </draw:frame>
        <draw:frame presentation:style-name="pr2" draw:text-style-name="P3" draw:layer="layout" svg:width="21.484cm" svg:height="0.988cm" svg:x="5.115cm" svg:y="12.559cm" presentation:class="outline" presentation:placeholder="true" presentation:user-transformed="true">
          <draw:text-box/>
        </draw:frame>
        <draw:custom-shape draw:style-name="gr5" draw:text-style-name="P5" draw:layer="layout" svg:width="19.615cm" svg:height="8.608cm" svg:x="4.855cm" svg:y="2.218cm">
          <text:list text:style-name="L1">
            <text:list-header>
              <text:p text:style-name="P4"><text:span text:style-name="T2">to God and to the Lamb, </text:span><text:span text:style-name="T2"><text:line-break/></text:span><text:span text:style-name="T2">who is the great I AM, </text:span></text:p>
              <text:p text:style-name="P4"><text:span text:style-name="T2">while millions join the theme, </text:span><text:span text:style-name="T2"><text:line-break/></text:span><text:span text:style-name="T2">I will sing, I will sing, </text:span></text:p>
              <text:p text:style-name="P4"><text:span text:style-name="T2">while millions join the theme, </text:span><text:span text:style-name="T2"><text:line-break/></text:span><text:span text:style-name="T2">I will sing!</text:span></text:p>
              <text:p text:style-name="P4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1s" smil:type="dissolve"/>
          </anim:par>
        </anim:par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xml:id="id4" draw:id="id4">
        <draw:frame presentation:style-name="pr1" draw:text-style-name="P2" draw:layer="layout" svg:width="24.906cm" svg:height="1.834cm" svg:x="1.658cm" svg:y="0cm" presentation:class="title" presentation:user-transformed="true">
          <draw:text-box>
            <text:list text:style-name="L1">
              <text:list-header>
                <text:p text:style-name="P1"><text:span text:style-name="T1">What Wondrous Love is This </text:span></text:p>
              </text:list-header>
            </text:list>
          </draw:text-box>
        </draw:frame>
        <draw:frame presentation:style-name="pr2" draw:text-style-name="P3" draw:layer="layout" svg:width="21.484cm" svg:height="0.988cm" svg:x="5.115cm" svg:y="12.559cm" presentation:class="outline" presentation:placeholder="true" presentation:user-transformed="true">
          <draw:text-box/>
        </draw:frame>
        <draw:custom-shape draw:style-name="gr6" draw:text-style-name="P5" draw:layer="layout" svg:width="19.615cm" svg:height="8.608cm" svg:x="4.855cm" svg:y="2.218cm">
          <text:list text:style-name="L1">
            <text:list-header>
              <text:p text:style-name="P4"><text:span text:style-name="T2">And when from death I’m free, </text:span><text:span text:style-name="T2"><text:line-break/></text:span><text:span text:style-name="T2">I’ll sing on, I’ll sing on; </text:span></text:p>
              <text:p text:style-name="P4"><text:span text:style-name="T2">and when from death I’m free, </text:span><text:span text:style-name="T2"><text:line-break/></text:span><text:span text:style-name="T2">I’ll sing on; </text:span></text:p>
              <text:p text:style-name="P4"><text:span text:style-name="T2"/></text:p>
              <text:p text:style-name="P4"><text:span text:style-name="T2"/></text:p>
              <text:p text:style-name="P4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1s" smil:type="dissolve"/>
          </anim:par>
        </anim:par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xml:id="id5" draw:id="id5">
        <draw:frame presentation:style-name="pr1" draw:text-style-name="P2" draw:layer="layout" svg:width="24.906cm" svg:height="1.834cm" svg:x="1.658cm" svg:y="0cm" presentation:class="title" presentation:user-transformed="true">
          <draw:text-box>
            <text:list text:style-name="L1">
              <text:list-header>
                <text:p text:style-name="P1"><text:span text:style-name="T1">What Wondrous Love is This </text:span></text:p>
              </text:list-header>
            </text:list>
          </draw:text-box>
        </draw:frame>
        <draw:frame presentation:style-name="pr4" draw:text-style-name="P2" draw:layer="layout" svg:width="21.484cm" svg:height="0.988cm" svg:x="5.115cm" svg:y="12.559cm" presentation:class="outline" presentation:user-transformed="true">
          <draw:text-box>
            <text:list text:style-name="L1">
              <text:list-header>
                <text:p text:style-name="P7"><text:span text:style-name="T3">Words: Alexander Means. Music: William Walker, 1835.</text:span></text:p>
              </text:list-header>
            </text:list>
          </draw:text-box>
        </draw:frame>
        <draw:custom-shape draw:style-name="gr7" draw:text-style-name="P5" draw:layer="layout" svg:width="19.615cm" svg:height="7.408cm" svg:x="4.855cm" svg:y="2.218cm">
          <text:list text:style-name="L1">
            <text:list-header>
              <text:p text:style-name="P4"><text:span text:style-name="T4">and when from death I’m free, </text:span><text:span text:style-name="T4"><text:line-break/></text:span><text:span text:style-name="T4">I’ll sing and joyful be, </text:span></text:p>
              <text:p text:style-name="P4"><text:span text:style-name="T4">and through eternity </text:span><text:span text:style-name="T4"><text:line-break/></text:span><text:span text:style-name="T4">I’ll sing on, I’ll sing on, </text:span></text:p>
              <text:p text:style-name="P4"><text:span text:style-name="T4">and through eternity I’ll sing on! </text:span></text:p>
              <text:p text:style-name="P4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dissolve"/>
          </anim:par>
        </anim:par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ヒラギノ角ゴ Pro W3" svg:font-family="'ヒラギノ角ゴ Pro W3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06cm" fo:padding-bottom="0.106cm" fo:padding-left="0.106cm" fo:padding-right="0.106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fo:background-color="transparent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/>
            <style:text-properties style:font-name="Gill Sans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fo:background-color="transparent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06cm" fo:padding-bottom="0.106cm" fo:padding-left="0.106cm" fo:padding-right="0.10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middle" draw:auto-grow-height="false" draw:fit-to-size="shrink-to-fit" fo:padding-top="0.106cm" fo:padding-bottom="0.106cm" fo:padding-left="0.106cm" fo:padding-right="0.106cm">
        <text:list-style style:name="Title1-outline1">
          <text:list-level-style-bullet text:level="1" text:bullet-char="•">
            <style:list-level-properties text:space-before="0.599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  <style:tab-stop style:position="18.485cm"/>
          <style:tab-stop style:position="21.025cm"/>
          <style:tab-stop style:position="23.565cm"/>
          <style:tab-stop style:position="26.10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  <style:tab-stop style:position="25.15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599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  <style:tab-stop style:position="18.485cm"/>
          <style:tab-stop style:position="21.025cm"/>
          <style:tab-stop style:position="23.565cm"/>
          <style:tab-stop style:position="26.10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•">
            <style:list-level-properties/>
            <style:text-properties style:font-name="Gill Sans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06cm" fo:padding-bottom="0.106cm" fo:padding-left="0.106cm" fo:padding-right="0.106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•">
            <style:list-level-properties/>
            <style:text-properties style:font-name="Gill Sans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06cm" fo:padding-bottom="0.106cm" fo:padding-left="0.106cm" fo:padding-right="0.106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e5e5e5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•">
            <style:list-level-properties/>
            <style:text-properties style:font-name="Gill Sans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•">
            <style:list-level-properties/>
            <style:text-properties style:font-name="Gill Sans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8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8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e5e5e5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06cm" fo:padding-bottom="0.106cm" fo:padding-left="0.106cm" fo:padding-right="0.106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•">
            <style:list-level-properties/>
            <style:text-properties style:font-name="Gill Sans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06cm" fo:padding-bottom="0.106cm" fo:padding-left="0.106cm" fo:padding-right="0.106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5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5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06cm" fo:padding-bottom="0.106cm" fo:padding-left="0.106cm" fo:padding-right="0.106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•">
            <style:list-level-properties/>
            <style:text-properties style:font-name="Gill Sans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Gill Sans" fo:color="#000000" fo:font-size="100%"/>
          </text:list-level-style-bullet>
          <text:list-level-style-bullet text:level="3" text:bullet-char="•">
            <style:list-level-properties/>
            <style:text-properties style:font-name="Gill Sans" fo:color="#000000" fo:font-size="100%"/>
          </text:list-level-style-bullet>
          <text:list-level-style-bullet text:level="4" text:bullet-char="•">
            <style:list-level-properties/>
            <style:text-properties style:font-name="Gill Sans" fo:color="#000000" fo:font-size="100%"/>
          </text:list-level-style-bullet>
          <text:list-level-style-bullet text:level="5" text:bullet-char="•">
            <style:list-level-properties/>
            <style:text-properties style:font-name="Gill Sans" fo:color="#000000" fo:font-size="100%"/>
          </text:list-level-style-bullet>
          <text:list-level-style-bullet text:level="6" text:bullet-char="•">
            <style:list-level-properties/>
            <style:text-properties style:font-name="Gill Sans" fo:color="#000000" fo:font-size="100%"/>
          </text:list-level-style-bullet>
          <text:list-level-style-bullet text:level="7" text:bullet-char="•">
            <style:list-level-properties/>
            <style:text-properties style:font-name="Gill Sans" fo:color="#000000" fo:font-size="100%"/>
          </text:list-level-style-bullet>
          <text:list-level-style-bullet text:level="8" text:bullet-char="•">
            <style:list-level-properties/>
            <style:text-properties style:font-name="Gill Sans" fo:color="#000000" fo:font-size="100%"/>
          </text:list-level-style-bullet>
          <text:list-level-style-bullet text:level="9" text:bullet-char="•">
            <style:list-level-properties/>
            <style:text-properties style:font-name="Gill Sans" fo:color="#000000" fo:font-size="100%"/>
          </text:list-level-style-bullet>
          <text:list-level-style-bullet text:level="10" text:bullet-char="•">
            <style:list-level-properties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6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6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bottom" fo:padding-top="0.106cm" fo:padding-bottom="0.106cm" fo:padding-left="0.106cm" fo:padding-right="0.106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5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5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bullet text:level="1" text:bullet-char="•">
            <style:list-level-properties text:space-before="0.70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space-before="0.70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bullet text:level="1" text:bullet-char="•">
            <style:list-level-properties text:space-before="0.70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space-before="0.70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middle" draw:auto-grow-height="false" draw:fit-to-size="shrink-to-fit" fo:padding-top="0.106cm" fo:padding-bottom="0.106cm" fo:padding-left="0.106cm" fo:padding-right="0.106cm">
        <text:list-style style:name="Title10-outline1">
          <text:list-level-style-bullet text:level="1" text:bullet-char="•">
            <style:list-level-properties text:space-before="0.599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68cm"/>
          <style:tab-stop style:position="3.408cm"/>
          <style:tab-stop style:position="5.948cm"/>
          <style:tab-stop style:position="8.488cm"/>
          <style:tab-stop style:position="11.028cm"/>
          <style:tab-stop style:position="13.568cm"/>
          <style:tab-stop style:position="16.108cm"/>
          <style:tab-stop style:position="18.648cm"/>
          <style:tab-stop style:position="21.188cm"/>
          <style:tab-stop style:position="23.728cm"/>
          <style:tab-stop style:position="26.26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56cm"/>
          <style:tab-stop style:position="4.996cm"/>
          <style:tab-stop style:position="7.536cm"/>
          <style:tab-stop style:position="10.076cm"/>
          <style:tab-stop style:position="12.616cm"/>
          <style:tab-stop style:position="15.156cm"/>
          <style:tab-stop style:position="17.696cm"/>
          <style:tab-stop style:position="20.236cm"/>
          <style:tab-stop style:position="22.776cm"/>
          <style:tab-stop style:position="25.31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03cm"/>
          <style:tab-stop style:position="4.043cm"/>
          <style:tab-stop style:position="6.583cm"/>
          <style:tab-stop style:position="9.123cm"/>
          <style:tab-stop style:position="11.663cm"/>
          <style:tab-stop style:position="14.203cm"/>
          <style:tab-stop style:position="16.743cm"/>
          <style:tab-stop style:position="19.283cm"/>
          <style:tab-stop style:position="21.823cm"/>
          <style:tab-stop style:position="24.36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space-before="0.599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68cm"/>
          <style:tab-stop style:position="3.408cm"/>
          <style:tab-stop style:position="5.948cm"/>
          <style:tab-stop style:position="8.488cm"/>
          <style:tab-stop style:position="11.028cm"/>
          <style:tab-stop style:position="13.568cm"/>
          <style:tab-stop style:position="16.108cm"/>
          <style:tab-stop style:position="18.648cm"/>
          <style:tab-stop style:position="21.188cm"/>
          <style:tab-stop style:position="23.728cm"/>
          <style:tab-stop style:position="26.26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left" draw:textarea-vertical-align="top" draw:auto-grow-height="false" draw:fit-to-size="shrink-to-fit" fo:padding-top="0.106cm" fo:padding-bottom="0.106cm" fo:padding-left="0.106cm" fo:padding-right="0.106cm">
        <text:list-style style:name="Title11-outline1">
          <text:list-level-style-bullet text:level="1" text:bullet-char="•">
            <style:list-level-properties text:space-before="0.599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68cm"/>
          <style:tab-stop style:position="3.408cm"/>
          <style:tab-stop style:position="5.948cm"/>
          <style:tab-stop style:position="8.488cm"/>
          <style:tab-stop style:position="11.028cm"/>
          <style:tab-stop style:position="13.568cm"/>
          <style:tab-stop style:position="16.108cm"/>
          <style:tab-stop style:position="18.648cm"/>
          <style:tab-stop style:position="21.188cm"/>
          <style:tab-stop style:position="23.728cm"/>
          <style:tab-stop style:position="26.26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56cm"/>
          <style:tab-stop style:position="4.996cm"/>
          <style:tab-stop style:position="7.536cm"/>
          <style:tab-stop style:position="10.076cm"/>
          <style:tab-stop style:position="12.616cm"/>
          <style:tab-stop style:position="15.156cm"/>
          <style:tab-stop style:position="17.696cm"/>
          <style:tab-stop style:position="20.236cm"/>
          <style:tab-stop style:position="22.776cm"/>
          <style:tab-stop style:position="25.31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03cm"/>
          <style:tab-stop style:position="4.043cm"/>
          <style:tab-stop style:position="6.583cm"/>
          <style:tab-stop style:position="9.123cm"/>
          <style:tab-stop style:position="11.663cm"/>
          <style:tab-stop style:position="14.203cm"/>
          <style:tab-stop style:position="16.743cm"/>
          <style:tab-stop style:position="19.283cm"/>
          <style:tab-stop style:position="21.823cm"/>
          <style:tab-stop style:position="24.36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599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68cm"/>
          <style:tab-stop style:position="3.408cm"/>
          <style:tab-stop style:position="5.948cm"/>
          <style:tab-stop style:position="8.488cm"/>
          <style:tab-stop style:position="11.028cm"/>
          <style:tab-stop style:position="13.568cm"/>
          <style:tab-stop style:position="16.108cm"/>
          <style:tab-stop style:position="18.648cm"/>
          <style:tab-stop style:position="21.188cm"/>
          <style:tab-stop style:position="23.728cm"/>
          <style:tab-stop style:position="26.26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left" draw:textarea-vertical-align="middle" draw:auto-grow-height="false" draw:fit-to-size="shrink-to-fit" fo:padding-top="0.106cm" fo:padding-bottom="0.106cm" fo:padding-left="0.106cm" fo:padding-right="0.106cm">
        <text:list-style style:name="Title12-outline1">
          <text:list-level-style-bullet text:level="1" text:bullet-char="•">
            <style:list-level-properties text:space-before="0.599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68cm"/>
          <style:tab-stop style:position="3.408cm"/>
          <style:tab-stop style:position="5.948cm"/>
          <style:tab-stop style:position="8.488cm"/>
          <style:tab-stop style:position="11.028cm"/>
          <style:tab-stop style:position="13.568cm"/>
          <style:tab-stop style:position="16.108cm"/>
          <style:tab-stop style:position="18.648cm"/>
          <style:tab-stop style:position="21.188cm"/>
          <style:tab-stop style:position="23.728cm"/>
          <style:tab-stop style:position="26.26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graphic-properties>
        <text:list-style style:name="Title12-outline2">
          <text:list-level-style-bullet text:level="1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56cm"/>
          <style:tab-stop style:position="4.996cm"/>
          <style:tab-stop style:position="7.536cm"/>
          <style:tab-stop style:position="10.076cm"/>
          <style:tab-stop style:position="12.616cm"/>
          <style:tab-stop style:position="15.156cm"/>
          <style:tab-stop style:position="17.696cm"/>
          <style:tab-stop style:position="20.236cm"/>
          <style:tab-stop style:position="22.776cm"/>
          <style:tab-stop style:position="25.31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03cm"/>
          <style:tab-stop style:position="4.043cm"/>
          <style:tab-stop style:position="6.583cm"/>
          <style:tab-stop style:position="9.123cm"/>
          <style:tab-stop style:position="11.663cm"/>
          <style:tab-stop style:position="14.203cm"/>
          <style:tab-stop style:position="16.743cm"/>
          <style:tab-stop style:position="19.283cm"/>
          <style:tab-stop style:position="21.823cm"/>
          <style:tab-stop style:position="24.36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599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68cm"/>
          <style:tab-stop style:position="3.408cm"/>
          <style:tab-stop style:position="5.948cm"/>
          <style:tab-stop style:position="8.488cm"/>
          <style:tab-stop style:position="11.028cm"/>
          <style:tab-stop style:position="13.568cm"/>
          <style:tab-stop style:position="16.108cm"/>
          <style:tab-stop style:position="18.648cm"/>
          <style:tab-stop style:position="21.188cm"/>
          <style:tab-stop style:position="23.728cm"/>
          <style:tab-stop style:position="26.26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e5e5e5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left" draw:textarea-vertical-align="middle" draw:auto-grow-height="false" draw:fit-to-size="shrink-to-fit" fo:padding-top="0.106cm" fo:padding-bottom="0.106cm" fo:padding-left="0.106cm" fo:padding-right="0.106cm">
        <text:list-style style:name="Title13-outline1">
          <text:list-level-style-bullet text:level="1" text:bullet-char="•">
            <style:list-level-properties text:space-before="0.599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68cm"/>
          <style:tab-stop style:position="3.408cm"/>
          <style:tab-stop style:position="5.948cm"/>
          <style:tab-stop style:position="8.488cm"/>
          <style:tab-stop style:position="11.028cm"/>
          <style:tab-stop style:position="13.568cm"/>
          <style:tab-stop style:position="16.108cm"/>
          <style:tab-stop style:position="18.648cm"/>
          <style:tab-stop style:position="21.188cm"/>
          <style:tab-stop style:position="23.728cm"/>
          <style:tab-stop style:position="26.26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graphic-properties>
        <text:list-style style:name="Title13-outline2">
          <text:list-level-style-bullet text:level="1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56cm"/>
          <style:tab-stop style:position="4.996cm"/>
          <style:tab-stop style:position="7.536cm"/>
          <style:tab-stop style:position="10.076cm"/>
          <style:tab-stop style:position="12.616cm"/>
          <style:tab-stop style:position="15.156cm"/>
          <style:tab-stop style:position="17.696cm"/>
          <style:tab-stop style:position="20.236cm"/>
          <style:tab-stop style:position="22.776cm"/>
          <style:tab-stop style:position="25.31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03cm"/>
          <style:tab-stop style:position="4.043cm"/>
          <style:tab-stop style:position="6.583cm"/>
          <style:tab-stop style:position="9.123cm"/>
          <style:tab-stop style:position="11.663cm"/>
          <style:tab-stop style:position="14.203cm"/>
          <style:tab-stop style:position="16.743cm"/>
          <style:tab-stop style:position="19.283cm"/>
          <style:tab-stop style:position="21.823cm"/>
          <style:tab-stop style:position="24.36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599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072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071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68cm"/>
          <style:tab-stop style:position="3.408cm"/>
          <style:tab-stop style:position="5.948cm"/>
          <style:tab-stop style:position="8.488cm"/>
          <style:tab-stop style:position="11.028cm"/>
          <style:tab-stop style:position="13.568cm"/>
          <style:tab-stop style:position="16.108cm"/>
          <style:tab-stop style:position="18.648cm"/>
          <style:tab-stop style:position="21.188cm"/>
          <style:tab-stop style:position="23.728cm"/>
          <style:tab-stop style:position="26.26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2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2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left" draw:textarea-vertical-align="middle" draw:auto-grow-height="false" draw:fit-to-size="shrink-to-fit" fo:padding-top="0.106cm" fo:padding-bottom="0.106cm" fo:padding-left="0.106cm" fo:padding-right="0.106cm">
        <text:list-style style:name="Title14-outline1">
          <text:list-level-style-bullet text:level="1" text:bullet-char="•">
            <style:list-level-properties text:space-before="0.599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  <style:tab-stop style:position="18.485cm"/>
          <style:tab-stop style:position="21.025cm"/>
          <style:tab-stop style:position="23.565cm"/>
          <style:tab-stop style:position="26.10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graphic-properties>
        <text:list-style style:name="Title14-outline2">
          <text:list-level-style-bullet text:level="1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  <style:tab-stop style:position="25.153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bullet text:level="1" text:bullet-char="•">
            <style:list-level-properties text:space-before="0.599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2" text:bullet-char="•">
            <style:list-level-properties text:space-before="1.552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3" text:bullet-char="•">
            <style:list-level-properties text:space-before="2.504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4" text:bullet-char="•">
            <style:list-level-properties text:space-before="3.492cm" text:min-label-width="1.235cm"/>
            <style:text-properties fo:font-family="'Lucida Grande'" style:font-family-generic="roman" style:font-pitch="variable" fo:color="#000000" fo:font-size="171%"/>
          </text:list-level-style-bullet>
          <text:list-level-style-bullet text:level="5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6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7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8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9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  <text:list-level-style-bullet text:level="10" text:bullet-char="•">
            <style:list-level-properties text:space-before="4.445cm" text:min-label-width="1.234cm"/>
            <style:text-properties fo:font-family="'Lucida Grande'" style:font-family-generic="roman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  <style:tab-stop style:position="18.485cm"/>
          <style:tab-stop style:position="21.025cm"/>
          <style:tab-stop style:position="23.565cm"/>
          <style:tab-stop style:position="26.10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32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vertical-align="middle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family-generic="roman" style:font-pitch="variable" fo:font-size="64pt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family-generic-asian="roman" style:font-pitch-asian="variable" style:font-size-asian="64pt" style:font-style-asian="normal" style:font-weight-asian="normal" style:font-name-complex="ヒラギノ角ゴ Pro W3" style:font-family-complex="'ヒラギノ角ゴ Pro W3'" style:font-family-generic-complex="roman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5e5e5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" fo:color="#000000" fo:font-size="100%"/>
      </text:list-level-style-bullet>
      <text:list-level-style-bullet text:level="3" text:bullet-char="•">
        <style:list-level-properties text:space-before="2.54cm"/>
        <style:text-properties style:font-name="Gill Sans" fo:color="#000000" fo:font-size="100%"/>
      </text:list-level-style-bullet>
      <text:list-level-style-bullet text:level="4" text:bullet-char="•">
        <style:list-level-properties text:space-before="3.81cm"/>
        <style:text-properties style:font-name="Gill Sans" fo:color="#000000" fo:font-size="100%"/>
      </text:list-level-style-bullet>
      <text:list-level-style-bullet text:level="5" text:bullet-char="•">
        <style:list-level-properties text:space-before="5.08cm"/>
        <style:text-properties style:font-name="Gill Sans" fo:color="#000000" fo:font-size="100%"/>
      </text:list-level-style-bullet>
      <text:list-level-style-bullet text:level="6" text:bullet-char="•">
        <style:list-level-properties text:space-before="5.08cm"/>
        <style:text-properties style:font-name="Gill Sans" fo:color="#000000" fo:font-size="100%"/>
      </text:list-level-style-bullet>
      <text:list-level-style-bullet text:level="7" text:bullet-char="•">
        <style:list-level-properties text:space-before="5.08cm"/>
        <style:text-properties style:font-name="Gill Sans" fo:color="#000000" fo:font-size="100%"/>
      </text:list-level-style-bullet>
      <text:list-level-style-bullet text:level="8" text:bullet-char="•">
        <style:list-level-properties text:space-before="5.08cm"/>
        <style:text-properties style:font-name="Gill Sans" fo:color="#000000" fo:font-size="100%"/>
      </text:list-level-style-bullet>
      <text:list-level-style-bullet text:level="9" text:bullet-char="•">
        <style:list-level-properties text:space-before="5.08cm"/>
        <style:text-properties style:font-name="Gill Sans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2.719cm" svg:height="2.469cm" svg:x="2.751cm" svg:y="10.9cm" presentation:class="outline" presentation:placeholder="true">
        <draw:text-box/>
      </draw:frame>
      <draw:frame presentation:style-name="Default-title" draw:layer="backgroundobjects" svg:width="22.719cm" svg:height="7.161cm" svg:x="2.751cm" svg:y="3.562cm" presentation:class="titl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2.719cm" svg:height="5.292cm" svg:x="2.751cm" svg:y="0.564cm" presentation:class="title" presentation:placeholder="true">
        <draw:text-box/>
      </draw:frame>
      <draw:frame presentation:style-name="Title1-outline1" draw:layer="backgroundobjects" svg:width="22.719cm" svg:height="12.418cm" svg:x="2.751cm" svg:y="5.997cm" presentation:class="outline" presentation:placeholder="true">
        <draw:text-box/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22.719cm" svg:height="8.255cm" svg:x="2.751cm" svg:y="6.455cm" presentation:class="title" presentation:placeholder="true">
        <draw:text-box/>
      </draw:frame>
      <presentation:notes style:page-layout-name="PM0">
        <draw:page-thumbnail presentation:style-name="Title2-title" draw:layer="backgroundobjects" svg:width="0cm" svg:height="0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outline1" draw:layer="backgroundobjects" svg:width="22.719cm" svg:height="2.469cm" svg:x="2.751cm" svg:y="10.9cm" presentation:class="outline" presentation:placeholder="true">
        <draw:text-box/>
      </draw:frame>
      <draw:frame presentation:style-name="Title3-title" draw:layer="backgroundobjects" svg:width="22.719cm" svg:height="7.161cm" svg:x="2.751cm" svg:y="3.562cm" presentation:class="title" presentation:placeholder="true">
        <draw:text-box/>
      </draw:frame>
      <presentation:notes style:page-layout-name="PM0">
        <draw:page-thumbnail presentation:style-name="Title3-title" draw:layer="backgroundobjects" svg:width="0cm" svg:height="0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2">
      <draw:frame presentation:style-name="Title4-title" draw:layer="backgroundobjects" svg:width="22.719cm" svg:height="3.704cm" svg:x="2.751cm" svg:y="15.981cm" presentation:class="title" presentation:placeholder="true">
        <draw:text-box/>
      </draw:frame>
      <presentation:notes style:page-layout-name="PM0">
        <draw:page-thumbnail presentation:style-name="Title4-title" draw:layer="backgroundobjects" svg:width="0cm" svg:height="0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22.719cm" svg:height="3.704cm" svg:x="2.751cm" svg:y="15.981cm" presentation:class="title" presentation:placeholder="true">
        <draw:text-box/>
      </draw:frame>
      <presentation:notes style:page-layout-name="PM0">
        <draw:page-thumbnail presentation:style-name="Title5-title" draw:layer="backgroundobjects" svg:width="0cm" svg:height="0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2">
      <draw:frame presentation:style-name="Title6-outline1" draw:layer="backgroundobjects" svg:width="12.735cm" svg:height="7.161cm" svg:x="1.375cm" svg:y="10.406cm" presentation:class="outline" presentation:placeholder="true">
        <draw:text-box/>
      </draw:frame>
      <draw:frame presentation:style-name="Title6-title" draw:layer="backgroundobjects" svg:width="12.735cm" svg:height="7.162cm" svg:x="1.375cm" svg:y="3.069cm" presentation:class="title" presentation:placeholder="true">
        <draw:text-box/>
      </draw:frame>
      <presentation:notes style:page-layout-name="PM0">
        <draw:page-thumbnail presentation:style-name="Title6-title" draw:layer="backgroundobjects" svg:width="0cm" svg:height="0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outline1" draw:layer="backgroundobjects" svg:width="12.735cm" svg:height="7.161cm" svg:x="1.375cm" svg:y="10.406cm" presentation:class="outline" presentation:placeholder="true">
        <draw:text-box/>
      </draw:frame>
      <draw:frame presentation:style-name="Title7-title" draw:layer="backgroundobjects" svg:width="12.735cm" svg:height="7.162cm" svg:x="1.375cm" svg:y="3.069cm" presentation:class="title" presentation:placeholder="true">
        <draw:text-box/>
      </draw:frame>
      <presentation:notes style:page-layout-name="PM0">
        <draw:page-thumbnail presentation:style-name="Title7-title" draw:layer="backgroundobjects" svg:width="0cm" svg:height="0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title" draw:layer="backgroundobjects" svg:width="22.719cm" svg:height="5.292cm" svg:x="2.751cm" svg:y="0.564cm" presentation:class="title" presentation:placeholder="true">
        <draw:text-box/>
      </draw:frame>
      <presentation:notes style:page-layout-name="PM0">
        <draw:page-thumbnail presentation:style-name="Title8-title" draw:layer="backgroundobjects" svg:width="0cm" svg:height="0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presentation:notes style:page-layout-name="PM0">
        <draw:page-thumbnail presentation:style-name="Title9-title" draw:layer="backgroundobjects" svg:width="0cm" svg:height="0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22.719cm" svg:height="5.292cm" svg:x="2.751cm" svg:y="0.564cm" presentation:class="title" presentation:placeholder="true">
        <draw:text-box/>
      </draw:frame>
      <draw:frame presentation:style-name="Title10-outline1" draw:layer="backgroundobjects" svg:width="10.936cm" svg:height="12.418cm" svg:x="2.752cm" svg:y="5.997cm" presentation:class="outline" presentation:placeholder="true">
        <draw:text-box/>
      </draw:frame>
      <presentation:notes style:page-layout-name="PM0">
        <draw:page-thumbnail presentation:style-name="Title10-title" draw:layer="backgroundobjects" svg:width="0cm" svg:height="0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22.719cm" svg:height="5.292cm" svg:x="2.751cm" svg:y="0.564cm" presentation:class="title" presentation:placeholder="true">
        <draw:text-box/>
      </draw:frame>
      <draw:frame presentation:style-name="Title11-outline1" draw:layer="backgroundobjects" svg:width="22.719cm" svg:height="12.418cm" svg:x="2.751cm" svg:y="5.997cm" presentation:class="outline" presentation:placeholder="true">
        <draw:text-box/>
      </draw:frame>
      <presentation:notes style:page-layout-name="PM0">
        <draw:page-thumbnail presentation:style-name="Title11-title" draw:layer="backgroundobjects" svg:width="0cm" svg:height="0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presentation:style-name="Title12-title" draw:layer="backgroundobjects" svg:width="22.719cm" svg:height="5.292cm" svg:x="2.751cm" svg:y="0.564cm" presentation:class="title" presentation:placeholder="true">
        <draw:text-box/>
      </draw:frame>
      <draw:frame presentation:style-name="Title12-outline1" draw:layer="backgroundobjects" svg:width="8.608cm" svg:height="12.418cm" svg:x="16.863cm" svg:y="5.997cm" presentation:class="outline" presentation:placeholder="true">
        <draw:text-box/>
      </draw:frame>
      <presentation:notes style:page-layout-name="PM0">
        <draw:page-thumbnail presentation:style-name="Title12-title" draw:layer="backgroundobjects" svg:width="0cm" svg:height="0cm" svg:x="0cm" svg:y="1.93cm" presentation:class="page"/>
        <draw:frame presentation:style-name="Titl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Mdp2">
      <draw:frame presentation:style-name="Title13-title" draw:layer="backgroundobjects" svg:width="22.719cm" svg:height="5.292cm" svg:x="2.751cm" svg:y="0.564cm" presentation:class="title" presentation:placeholder="true">
        <draw:text-box/>
      </draw:frame>
      <draw:frame presentation:style-name="Title13-outline1" draw:layer="backgroundobjects" svg:width="10.936cm" svg:height="12.418cm" svg:x="2.752cm" svg:y="5.997cm" presentation:class="outline" presentation:placeholder="true">
        <draw:text-box/>
      </draw:frame>
      <presentation:notes style:page-layout-name="PM0">
        <draw:page-thumbnail presentation:style-name="Title13-title" draw:layer="backgroundobjects" svg:width="0cm" svg:height="0cm" svg:x="0cm" svg:y="1.93cm" presentation:class="page"/>
        <draw:frame presentation:style-name="Titl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4" style:page-layout-name="PM1" draw:style-name="Mdp1">
      <draw:frame presentation:style-name="Title14-outline1" draw:layer="backgroundobjects" svg:width="22.719cm" svg:height="15.663cm" svg:x="2.751cm" svg:y="2.751cm" presentation:class="outline" presentation:placeholder="true">
        <draw:text-box/>
      </draw:frame>
      <presentation:notes style:page-layout-name="PM0">
        <draw:page-thumbnail presentation:style-name="Title14-title" draw:layer="backgroundobjects" svg:width="0cm" svg:height="0cm" svg:x="0cm" svg:y="1.93cm" presentation:class="page"/>
        <draw:frame presentation:style-name="Title1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Wondrous Love is This </dc:title>
    <dc:creator>Mike Elliott</dc:creator>
    <dc:date>2009-04-02T11:55:40</dc:date>
    <meta:editing-cycles>1</meta:editing-cycles>
    <meta:editing-duration>PT16S</meta:editing-duration>
    <meta:document-statistic meta:object-count="93"/>
    <meta:generator>LibreOffice/5.0.4.2$Windows_x86 LibreOffice_project/2b9802c1994aa0b7dc6079e128979269cf95bc78</meta:generator>
  </office:meta>
</office:document-meta>
</file>